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5" style:family="paragraph" style:parent-style-name="Standard" style:list-style-name="WWNum1">
      <style:paragraph-properties fo:margin-top="0cm" fo:margin-bottom="0cm" loext:contextual-spacing="false" fo:text-align="justify" style:justify-single-word="false"/>
    </style:style>
    <style:style style:name="P6" style:family="paragraph" style:parent-style-name="Standard" style:list-style-name="WWNum1">
      <style:paragraph-properties fo:margin-top="0.494cm" fo:margin-bottom="0cm" loext:contextual-spacing="false" fo:text-align="justify" style:justify-single-word="false"/>
    </style:style>
    <style:style style:name="P7" style:family="paragraph" style:parent-style-name="Standard" style:list-style-name="WWNum1">
      <style:paragraph-properties fo:margin-top="0cm" fo:margin-bottom="0.494cm" loext:contextual-spacing="false" fo:text-align="justify" style:justify-single-word="false"/>
    </style:style>
    <style:style style:name="P8" style:family="paragraph" style:parent-style-name="Standard">
      <style:paragraph-properties fo:margin-left="0cm" fo:margin-right="0cm" fo:text-indent="1.27cm" style:auto-text-indent="false"/>
      <style:text-properties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padding-left="0cm" fo:padding-right="0cm" fo:padding-top="0cm" fo:padding-bottom="0.035cm" fo:border-left="none" fo:border-right="none" fo:border-top="none" fo:border-bottom="0.74pt solid #000000"/>
      <style:text-properties fo:font-size="12pt" style:font-size-asian="12pt" style:font-size-complex="12pt"/>
    </style:style>
    <style:style style:name="P10" style:family="paragraph" style:parent-style-name="Standard" style:master-page-name="Standard">
      <style:paragraph-properties fo:text-align="center" style:justify-single-word="false" style:page-number="auto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size-asian="12pt" style:font-size-complex="12pt" style:font-weight-complex="bold"/>
    </style:style>
    <style:style style:name="T6" style:family="text">
      <style:text-properties fo:font-size="12pt" fo:font-weight="bold" style:font-size-asian="12pt" style:font-weight-asian="bold" style:font-size-complex="12pt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">Object Oriented Programming Lab</text:span></text:p>
      <text:p text:style-name="P1"><text:span text:style-name="T3">CourseObjectives:</text:span></text:p>
      <text:list xml:id="list2312329718" text:style-name="WWNum1">
        <text:list-item>
          <text:p text:style-name="P6"><text:span text:style-name="T4">To <text:s/></text:span><text:span text:style-name="T5">model</text:span><text:span text:style-name="T4"> a object oriented programming using </text:span><text:span text:style-name="T5">abstract data types, encapsulation, inheritance</text:span><text:span text:style-name="T4"> and </text:span><text:span text:style-name="T5">polymorphism</text:span><text:span text:style-name="T4"> </text:span></text:p>
        </text:list-item>
        <text:list-item>
          <text:p text:style-name="P5"><text:span text:style-name="T5">Practical exposure in Fundamental features</text:span><text:span text:style-name="T4"> of an object oriented language like Java: </text:span><text:span text:style-name="T5">object classes</text:span><text:span text:style-name="T4"> and </text:span><text:span text:style-name="T5">interfaces, exceptions</text:span><text:span text:style-name="T4"> and libraries of </text:span><text:span text:style-name="T5">object collections</text:span><text:span text:style-name="T4"> </text:span></text:p>
        </text:list-item>
        <text:list-item>
          <text:p text:style-name="P5"><text:span text:style-name="T4">How to take the statement of a business problem and from this determine </text:span><text:span text:style-name="T5">suitable logic for solving the problem;</text:span><text:span text:style-name="T4"> then be able to proceed to code that logic as a program written in Java. </text:span></text:p>
        </text:list-item>
        <text:list-item>
          <text:p text:style-name="P7"><text:span text:style-name="T4">How to </text:span><text:span text:style-name="T5">test, document</text:span><text:span text:style-name="T4"> and </text:span><text:span text:style-name="T5">prepare</text:span><text:span text:style-name="T4"> a professional looking package for each business project using javadoc. </text:span></text:p>
        </text:list-item>
      </text:list>
      <text:p text:style-name="Standard"><text:span text:style-name="T7">Detailed Contents:</text:span></text:p>
      <text:p text:style-name="P1"><text:span text:style-name="T6">Week-I</text:span></text:p>
      <text:p text:style-name="P1"><text:span text:style-name="T4">1. Write a Java program print “Hello World”</text:span></text:p>
      <text:p text:style-name="P1"><text:span text:style-name="T4">2. Write a Java program that prints all real and imaginary solutions to the quadratic equation <text:s text:c="17"/></text:span></text:p>
      <text:p text:style-name="P1"><text:span text:style-name="T4"><text:s text:c="5"/>ax2 + bx + c = 0. Read in a, b, c and use the quadratic formula </text:span></text:p>
      <text:p text:style-name="P1"><text:span text:style-name="T4">3. Write a Java program to implement calculator operations</text:span></text:p>
      <text:p text:style-name="P1"><text:span text:style-name="T4">4. Write a java program to find prime factors of given number</text:span></text:p>
      <text:p text:style-name="P1"><text:span text:style-name="T4">5. Write a java program to find whether given number is Palindrome or not</text:span></text:p>
      <text:p text:style-name="P1"><text:span text:style-name="T4">6. Write an application that declares 5 integers, determines and prints the largest <text:s text:c="4"/>and smallest </text:span></text:p>
      <text:p text:style-name="P1"><text:span text:style-name="T4"><text:s text:c="5"/>in the group.</text:span></text:p>
      <text:p text:style-name="P2"/>
      <text:p text:style-name="P1"><text:span text:style-name="T6">Week-II</text:span></text:p>
      <text:p text:style-name="P1"><text:span text:style-name="T4">1. Write a Java program to sort given list of numbers.</text:span></text:p>
      <text:p text:style-name="P1"><text:span text:style-name="T4">2. <text:s/>Write a Java program to implement linear search.</text:span></text:p>
      <text:p text:style-name="P1"><text:span text:style-name="T4">3. Write a Java program to implement binary search.</text:span></text:p>
      <text:p text:style-name="P1"><text:span text:style-name="T4">4. Write a java program to add two given matrices.</text:span></text:p>
      <text:p text:style-name="P1"><text:span text:style-name="T4">5. Write a java program to multiply two given matrices.</text:span></text:p>
      <text:p text:style-name="P1"><text:span text:style-name="T4">6. Write a java program for sorting a given list of names.</text:span></text:p>
      <text:p text:style-name="P1"><text:span text:style-name="T4">7. Write a Java program to give an example for command line arguments.</text:span></text:p>
      <text:p text:style-name="P2"/>
      <text:p text:style-name="P1"><text:span text:style-name="T6">Week-III</text:span></text:p>
      <text:p text:style-name="P1"><text:span text:style-name="T4">1. Write a program to display details of the required employee based on his Id. <text:s text:c="3"/>The details of employee includes, Emp_name, Emp_age, Emp_gender, Emp_designation, <text:s text:c="3"/>Emp_salary, Emp_Address etc.,</text:span></text:p>
      <text:p text:style-name="P1"><text:span text:style-name="T4">2. A mail-order house sells five products whose retail prices are as follows : Product <text:s text:c="3"/>1 : Rs. 99.90 , Product 2 : Rs. 20.20 , Product 3 : Rs. 6.87 , Product 4 : Rs. 45.50 <text:s text:c="3"/>and Product 5 : Rs. 40.49 . Each product has Prdouct_Id, Product_Name, <text:s text:c="7"/>Product_Quantity, Product_Price. Write an application that reads a series of pairs of <text:s text:c="3"/>numbers as follows : <text:s text:c="3"/></text:span></text:p>
      <text:p text:style-name="P1"><text:span text:style-name="T4">a) product Id <text:s text:c="2"/></text:span></text:p>
      <text:p text:style-name="P1"><text:span text:style-name="T4">b) quantity sold <text:s text:c="3"/>your program use a switch statement to determine the retail price for each product. <text:s text:c="3"/>it should calculate and display the total retail value of all products sold. <text:s text:c="15"/></text:span></text:p>
      <text:p text:style-name="P1"><text:soft-page-break/><text:span text:style-name="T4">3. Write java program that inputs 5 numbers, each between 10 and 100 inclusive. As <text:s text:c="4"/>each number is read display it only if it’s not a duplicate of any number already read <text:s text:c="4"/>display the complete set of unique values input after the user enters each new value.</text:span></text:p>
      <text:p text:style-name="P1"><text:span text:style-name="T4">4. Write a java program : rolling a pair of dices 10 times [ each attempt should be delayed <text:s text:c="3"/>by 10000 ms ] and count number Successful attempts. <text:s text:c="3"/>successful attempt : If the pair of Dice results in same values.</text:span></text:p>
      <text:p text:style-name="P1"><text:span text:style-name="T4">5. Implement the following case study using OOP concepts in Java. <text:s text:c="4"/>E-Book stall : <text:s text:c="5"/>Every book has Properties which includes : Book _Name, Book_Author, Book_Count ; <text:s text:c="4"/>Every Customer is having properties as : Customer_Id, Customer_Name, <text:s text:c="8"/>Customer_Address and he can buy Books from E-Book stall. <text:s text:c="3"/>Write a Program which will display the text book name and the remaining count of text <text:s text:c="6"/>books when a customer buys a text book.</text:span></text:p>
      <text:p text:style-name="P2"/>
      <text:p text:style-name="P1"><text:span text:style-name="T6">Week-IV</text:span></text:p>
      <text:p text:style-name="P1"><text:span text:style-name="T4">1. Write an application that uses String method compareTo to compare two strings <text:s text:c="4"/>defined by the user. </text:span></text:p>
      <text:p text:style-name="P1"><text:span text:style-name="T4">2. Write an application that uses String method equals and equalsIgnoreCase to tests <text:s text:c="5"/>any two string objects for equality. </text:span></text:p>
      <text:p text:style-name="P1"><text:span text:style-name="T4">3. Write an application that uses String method indexOf to determine the total <text:s text:c="5"/>number of occurrences of any given alphabet in a defined text. </text:span></text:p>
      <text:p text:style-name="P1"><text:span text:style-name="T4">4. Write an application that uses String method concat to concatenate two defined <text:s text:c="4"/>strings. </text:span></text:p>
      <text:p text:style-name="P1"><text:span text:style-name="T4"><text:s/>5. Write a Java program to print all vowels in given string and count number of vowels and <text:s text:c="4"/>consonants present in given string</text:span></text:p>
      <text:p text:style-name="P1"><text:span text:style-name="T4">6. <text:s/>Write an application that finds the length of a given string. </text:span></text:p>
      <text:p text:style-name="P1"><text:span text:style-name="T4">7. Write an application that uses String method charAt to reverse the string. </text:span></text:p>
      <text:p text:style-name="P1"><text:span text:style-name="T4">8. Write an application that finds the substring from any given string using substring <text:s text:c="3"/>method and startsWith &amp; endsWith methods. </text:span></text:p>
      <text:p text:style-name="P1"><text:span text:style-name="T4">9. Write an application that changes any given string with uppercase letters, displays <text:s text:c="4"/>it, changes it back to lowercase letters and displays it.</text:span></text:p>
      <text:p text:style-name="P2"/>
      <text:p text:style-name="P1"><text:span text:style-name="T6">Week-V</text:span></text:p>
      <text:p text:style-name="P2"/>
      <text:p text:style-name="P1"><text:span text:style-name="T4">1. --Write a Java Program to implement Wrapper classes and their methods.</text:span></text:p>
      <text:p text:style-name="P1"><text:span text:style-name="T4">2. Write an application that prompts the user for the radius of a circle and uses a <text:s text:c="4"/>method called circleArea to calculate the area of the circle and uses a method circlePerimeter to calculate the perimeter of the circle.</text:span></text:p>
      <text:p text:style-name="P1"><text:span text:style-name="T4">3. Write a JAVA program for the following <text:s text:c="4"/>a. Call by value <text:s text:c="3"/>b. Call by object</text:span></text:p>
      <text:p text:style-name="P1"><text:span text:style-name="T4">4. Create a class Account with an instance variable balance (double). It should contain a constructor that initializes the balance, ensure that the initial balance is greater than 0.0. Acct details: Acct_Name, Acct_acctno, Acct_Bal, Acct_Address. <text:s text:c="3"/></text:span></text:p>
      <text:p text:style-name="P1"><text:span text:style-name="T4">Create two methods namely credit <text:s/>and debit, getBalance. The Credit adds the amount (passed as parameter) to balance and does not return any data. Debit <text:s/>method withdraws money from an <text:s/>Account. GetBalance displays the amount. Ensure that the debit amount does not exceed the Account’s balance. In that case the balance should be left unchanged and the method should print a message indicating <text:s text:c="7"/>“Debit amount exceeded account balance”.</text:span></text:p>
      <text:p text:style-name="P1"><text:span text:style-name="T4"><text:s/>5. Write Java program for the following</text:span></text:p>
      <text:p text:style-name="P1"><text:span text:style-name="T4">a. Example for this operator and the use of this keyword. <text:s text:c="3"/></text:span></text:p>
      <text:p text:style-name="P1"><text:soft-page-break/><text:span text:style-name="T4"><text:s/>b. Example for super keyword. <text:s text:c="5"/></text:span></text:p>
      <text:p text:style-name="P1"><text:span text:style-name="T4">c. Example for static variables and methods.</text:span></text:p>
      <text:p text:style-name="P2"/>
      <text:p text:style-name="P1"><text:span text:style-name="T6">Week-VI</text:span></text:p>
      <text:p text:style-name="P1"><text:span text:style-name="T4">1. Write a Java program to find Area and Circle of different shapes using polymorphism <text:s text:c="4"/>concept</text:span></text:p>
      <text:p text:style-name="P1"><text:span text:style-name="T4">2. Write a Java program which can give example of Method overloading and overriding </text:span></text:p>
      <text:p text:style-name="P1"><text:span text:style-name="T4">3. Write an application to create a super class Employee with information first name <text:s text:c="3"/>&amp; last name and methods getFirstName(), getLastName() derive the sub-classes <text:s text:c="4"/>ContractEmployee and RegularEmployee with the information about department, <text:s text:c="4"/>designation &amp; method displayFullName() , getDepartment(), getDesig() to print the <text:s text:c="4"/>salary and to set department name &amp; designation of the corresponding sub-class <text:s text:c="4"/>objects respectively. </text:span></text:p>
      <text:p text:style-name="P1"><text:span text:style-name="T4">4. Derive sub-classes of ContractEmployee namely HourlyEmployee &amp; WeeklyEmployee <text:s text:c="3"/>with information number of hours &amp; wages per hour, number of <text:s/>weeks &amp; wages per <text:s text:c="7"/>week respectively &amp; method calculateWages() to calculate their monthly salary. Also <text:s text:c="6"/>override getDesig () method depending on the type of contract employee. </text:span></text:p>
      <text:p text:style-name="P1"><text:span text:style-name="T4">5. Write an application to create a super class Vehicle with information vehicle <text:s text:c="4"/>number,insurance number,color and methods getConsumption() displayConsumption(). <text:s text:c="4"/>Derive the sub-classes TwoWheeler and FourWheeler with method maintenance() and <text:s text:c="4"/>average() to print the maintenance And average of vehicle.</text:span></text:p>
      <text:p text:style-name="P1"><text:span text:style-name="T4">6. Extend the above TwoWheeler class with methods getType() and getName() <text:s text:c="4"/>which gives the information about the type and the name of the company.Create <text:s text:c="4"/>sub-classes Geared and NonGeared with method average() to print the average of <text:s text:c="4"/>a geared and non-geared two wheeler.</text:span></text:p>
      <text:p text:style-name="P2"/>
      <text:p text:style-name="P1"><text:span text:style-name="T6">Week-VII</text:span></text:p>
      <text:p text:style-name="P1"><text:span text:style-name="T4">1. Create an abstract class Shape which calculate the area and volume of 2-d and 3-d <text:s text:c="4"/>shapes with methods getArea() and getVolume(). Reuse this class to calculate <text:s/>the area <text:s text:c="6"/>and <text:s/>volume of square ,circle ,cube and sphere. </text:span></text:p>
      <text:p text:style-name="P1"><text:span text:style-name="T4">2. Create an abstract class Employee with methods getAmount() which displays the <text:s text:c="4"/>amount paid to employee. Reuse this class to calculate the amount to be paid to <text:s text:c="4"/>WeeklyEmployeed and HourlyEmployee according to no. of hours and total hours <text:s text:c="4"/>for HourlyEmployee and no. of weeks and total weeks for WeeklyEmployee. </text:span></text:p>
      <text:p text:style-name="P1"><text:span text:style-name="T4">3. Create an Interface payable with method getAmount ().Calculate the amount to be <text:s text:c="4"/>paid to Invoice and Employee by implementing Interface. </text:span></text:p>
      <text:p text:style-name="P1"><text:span text:style-name="T4">4. Create an Interface Vehicle with method getColor(),getNumber(), getConsumption() <text:s text:c="3"/>calculate the fuel consumed, name and color for TwoWheeler and Four Wheeler By <text:s text:c="7"/>implementing interface Vehicle. </text:span></text:p>
      <text:p text:style-name="P1"><text:span text:style-name="T4">5. Create an Interface Fare with method getAmount() to get the amount paid for fare <text:s text:c="3"/>of travelling. Calculate the fare paid by bus and train implementing interface Fare. </text:span></text:p>
      <text:p text:style-name="P1"><text:span text:style-name="T4"><text:s/>6. Create an Interface StudentFee with method getAmount(),getFirstName(),getLastName(), <text:s text:c="3"/>getAddress(), getContact(). Calculate the amount paid by the Hostler and NonHostler <text:s text:c="7"/>student by implementing interface Student Fee</text:span></text:p>
      <text:p text:style-name="P1"><text:span text:style-name="T6">Week-VIII</text:span></text:p>
      <text:p text:style-name="P1"><text:span text:style-name="T4">1. Write a Program to create your own package. Package should have more than two classes. <text:s text:c="3"/>write a Program that uses the classes from the package. </text:span></text:p>
      <text:p text:style-name="P1"><text:soft-page-break/><text:span text:style-name="T4">2. Create a package named org.shapes. Create some classes in the package <text:s text:c="3"/>representing some common geometric shapes like Square, Triangle, Circle and so <text:s text:c="3"/>on. write a Program that uses the classes from the package. </text:span></text:p>
      <text:p text:style-name="P1"><text:span text:style-name="T4">3. Write a Java program to create package called dept. Create four classes as CSE, ECE, ME <text:s text:c="3"/>and CE add methods in each class which can display subject names of your respect year. <text:s text:c="4"/>access this package classes from main class</text:span></text:p>
      <text:p text:style-name="P1"><text:span text:style-name="T4">4. Write a Calculator program : Include all calculator operations in as classes in <text:s/>a Package <text:s text:c="3"/>“Calculator” and import in to main class5. Write a program for the following <text:s text:c="3"/></text:span></text:p>
      <text:p text:style-name="P1"><text:span text:style-name="T4"><text:s/>a. <text:s/>Example to use interfaces in Packages. <text:s text:c="4"/>b. Example to create sub package in a package.</text:span></text:p>
      <text:p text:style-name="P2"/>
      <text:p text:style-name="P1"><text:span text:style-name="T6">Week-IX</text:span></text:p>
      <text:p text:style-name="P1"><text:span text:style-name="T4">1. Program for demonstrating the use of throw, throws &amp; finally - Create a class with a <text:s text:c="3"/>main( ) that throws an object of class Exception inside a try block. Give the constructor <text:s text:c="7"/>for Exception a String argument. Catch the exception inside a catch <text:s/>clause and print the <text:s text:c="4"/>String argument. Add a finally clause and print a message to prove you were there. </text:span></text:p>
      <text:p text:style-name="P1"><text:span text:style-name="T4">2. Write a program that shows that the order of the catch blocks is important. If you try to <text:s text:c="3"/>catch a superclass exception type before a subclass type, the compiler <text:s/>should generate <text:s text:c="6"/>errors. </text:span></text:p>
      <text:p text:style-name="P1"><text:span text:style-name="T4">3. Write a program to rethrow an exception – Define methods one() &amp; two(). Method <text:s/>two() <text:s text:c="3"/>should initially throw an exception. Method one() should call two(), catch the exception <text:s text:c="4"/>and rethrow it Call one() from main() and catch the rethrown </text:span></text:p>
      <text:p text:style-name="P1"><text:span text:style-name="T4">4. Exception Handling program for ClassNotFoundException--thrown if a program can not <text:s text:c="3"/>find a class it depends at runtime (i.e., the class's ".class" file cannot be found or was <text:s text:c="4"/>removed from the CLASSPATH). </text:span></text:p>
      <text:p text:style-name="P1"><text:span text:style-name="T4">5. Exception Handling program for NumberFormatException--thrown if a program is <text:s text:c="3"/>attempting to convert a string to a numerical datatype, and the string contains <text:s text:c="5"/>inappropriate characters (i.e. 'z' or 'Q'). </text:span></text:p>
      <text:p text:style-name="P1"><text:span text:style-name="T4">6. Create your own exception class using the extends keyword. Write a constructor <text:s/>for this <text:s text:c="3"/>class that takes a String argument and stores it inside the object with a <text:s/>String reference. <text:s text:c="6"/>Write a method that prints out the stored String. Create a try- catch clause to exercise your <text:s text:c="3"/>new exception.</text:span></text:p>
      <text:p text:style-name="P2"/>
      <text:p text:style-name="P1"><text:span text:style-name="T6">Week-X</text:span></text:p>
      <text:p text:style-name="P1"><text:span text:style-name="T4">1. Write a program to create MyThread class with run() method and then attach a thread to <text:s text:c="3"/>this MyThread class object.</text:span></text:p>
      <text:p text:style-name="P1"><text:span text:style-name="T4">2. <text:s/>Write a program where the consumr thread checks <text:s/>the data production status [ is <text:s text:c="4"/>over or not ] for every 10 ms.</text:span></text:p>
      <text:p text:style-name="P1"><text:span text:style-name="T4">3. Write a Program using Threads <text:s/>to simulate a traffic light. The Signal lights should <text:s/>glow <text:s text:c="3"/>after each 10 second, one by one. For example: Firstly Red, then after 10 seconds, red <text:s text:c="4"/>will be put to off and yellow will start glowing and then accordingly green. </text:span></text:p>
      <text:p text:style-name="P1"><text:span text:style-name="T4">4. Write a Program using Threads <text:s/>for the following case study: Movie Theatre <text:s text:c="3"/>To watch a movie the following process is to be followed, at first get the ticket then show <text:s text:c="4"/>the ticket. Assume that N persons are trying to enter the Theatre hall all at once, display <text:s text:c="4"/>their seuence of entry into theater. <text:s text:c="3"/>Note: The person should enter only after getting a ticket and showing it to the boy.</text:span></text:p>
      <text:p text:style-name="P1"><text:span text:style-name="T4">5. Write a Program using Threads for the following case study: Train Reservation system <text:s text:c="3"/>To reserve a berth the following process need to be followed, at first check the number of <text:s text:c="4"/></text:span><text:soft-page-break/><text:span text:style-name="T4">available berths with the requested berths, if the number of requested berths are less than <text:s text:c="5"/>or equal to availabe berths then allot berth and print ticket or else display no berths are <text:s text:c="4"/>available. <text:s text:c="3"/>Assume that N persons are trying to reserve the berth, display their sequence of <text:s text:c="5"/>reservation status along with the number of available berths. <text:s text:c="3"/>Note : The person can print ticket only if berth is confirmed.</text:span></text:p>
      <text:p text:style-name="P2"/>
      <text:p text:style-name="P1"><text:span text:style-name="T6">Week- XI</text:span></text:p>
      <text:p text:style-name="P1"><text:span text:style-name="T4">1. Write a program for the following <text:s text:c="2"/>a. <text:s/>display a frame with title MyFrame <text:s text:c="2"/>b. <text:s/>draw a horizontal line. <text:s text:c="3"/>c. <text:s/>Draw one line perpendicular to other. One line parallel to other. </text:span></text:p>
      <text:p text:style-name="P1"><text:span text:style-name="T4">2. Create an application to display a circle within rectangle and fill different colors in the <text:s text:c="3"/>circle &amp; rectangle</text:span></text:p>
      <text:p text:style-name="P1"><text:span text:style-name="T4">3. Write an application that displays any string. Choose color from combo box to <text:s/>change <text:s text:c="3"/>the color of this displayed string and choose its size &amp; type respectively from another two <text:s text:c="3"/>combo boxes. <text:s/></text:span></text:p>
      <text:p text:style-name="P1"><text:span text:style-name="T4">4. Write a small application with a default date 01/01/2000 and three combo boxes <text:s text:c="3"/>displaying valid days, months &amp; year (1990 – 2050). Change the displayed date with the <text:s text:c="4"/>one chosen by user from these combo boxes. </text:span></text:p>
      <text:p text:style-name="P1"><text:span text:style-name="T4">5. Create a GUI with title STUDENT which has labels roll no., name, course, gender, class, <text:s text:c="3"/>address with textboxes for taking input from the user(without any functionality) and <text:s text:c="4"/>checkboxes for selecting <text:s/>the course, radio buttons for selecting gender <text:s/>with appropriate <text:s text:c="4"/>background color.</text:span></text:p>
      <text:p text:style-name="P1"><text:span text:style-name="T4">6. Create a GUI application to display a calculator using grid Layout (You do not <text:s text:c="3"/>have to provide functionality).</text:span></text:p>
      <text:p text:style-name="P2"/>
      <text:p text:style-name="P1"><text:span text:style-name="T6">Week-XII</text:span></text:p>
      <text:p text:style-name="P1"><text:span text:style-name="T4">1. Write a program to create a frame by creating an object to Jframe class and include close <text:s text:c="4"/>button to terminate the application of the frame.</text:span></text:p>
      <text:p text:style-name="P1"><text:span text:style-name="T4">2. Write program for the following.</text:span></text:p>
      <text:p text:style-name="P1"><text:span text:style-name="T4">a. Display text in the frame by overriding PaintComponent() method of Jpanel class. <text:s text:c="4"/></text:span></text:p>
      <text:p text:style-name="P1"><text:span text:style-name="T4">b. Display some text in the frame with the help of a Label.</text:span></text:p>
      <text:p text:style-name="P1"><text:span text:style-name="T4">3. Write a program to create a push button , when the button is clicked an image is displayed <text:s text:c="3"/>in the frame.</text:span></text:p>
      <text:p text:style-name="P1"><text:span text:style-name="T4">4. Write a program to create a menu with several menu items.</text:span></text:p>
      <text:p text:style-name="P1"><text:span text:style-name="T4">5. Create an application Form for University Enroll ment with the following Fields.</text:span></text:p>
      <text:p text:style-name="P1"><text:span text:style-name="T4">a. Check box <text:s text:c="3"/>b. Text area <text:s text:c="3"/>c. List box <text:s text:c="3"/>d. Display text <text:s text:c="4"/>e. Push buttons <text:s text:c="3"/>f. <text:s/>Combo box. <text:s text:c="3"/>g. Radio buttons. <text:s text:c="3"/>h. Back ground color</text:span></text:p>
      <text:p text:style-name="P2"/>
      <text:p text:style-name="P1"><text:span text:style-name="T6">Week-XIII</text:span></text:p>
      <text:p text:style-name="P1"><text:span text:style-name="T4">1. Write a program to insert data into Student Table.</text:span></text:p>
      <text:p text:style-name="P1"><text:span text:style-name="T4">2. Write a program to retrieve the data from the table Student.</text:span></text:p>
      <text:p text:style-name="P1"><text:span text:style-name="T4">3. Create a Form to insert and retrieve the data from Database as user prefer.</text:span></text:p>
      <text:p text:style-name="P1"><text:span text:style-name="T4">4. Write a program to store an Image and retrieve an image from Database</text:span></text:p>
      <text:p text:style-name="P1"><text:span text:style-name="T4">5. Write a program to Store and retrieve file content from the Data base.</text:span></text:p>
      <text:p text:style-name="P8"/>
      <text:p text:style-name="P1"><text:span text:style-name="T3">Course Outcomes:</text:span></text:p>
      <text:p text:style-name="P1"><text:span text:style-name="T4">CO 1: Be able to analyze and design a computer program to solve real world problems based on </text:span></text:p>
      <text:p text:style-name="P1"><text:soft-page-break/><text:span text:style-name="T4"><text:s text:c="10"/>object-oriented principles.</text:span></text:p>
      <text:p text:style-name="P1"><text:span text:style-name="T4">CO 2: Be able to write simple GUI interfaces for a computer program to interact with users, and </text:span></text:p>
      <text:p text:style-name="P1"><text:span text:style-name="T4"><text:s text:c="10"/>to understand the event-based GUI handling principles.</text:span></text:p>
      <text:p text:style-name="P1"><text:span text:style-name="T4">CO 3: A competence to design, write, compile, test and execute straightforward programs using </text:span></text:p>
      <text:p text:style-name="P1"><text:span text:style-name="T4"><text:s text:c="10"/>a high level language.</text:span></text:p>
      <text:p text:style-name="P1"><text:span text:style-name="T4">CO 4: Demonstrate the ability to employ various types of selection constructs in a Java program. <text:s text:c="11"/></text:span></text:p>
      <text:p text:style-name="P1"><text:span text:style-name="T4"><text:s text:c="10"/>Be able to employ a hierarchy of Java classes to provide a solution to a given set of </text:span></text:p>
      <text:p text:style-name="P1"><text:span text:style-name="T4"><text:s text:c="10"/>requirements.</text:span><text:span text:style-name="T7"> </text:span></text:p>
      <text:p text:style-name="P1"><text:span text:style-name="T4">CO 5: Become familiar with the fundamentals and to acquire programming skills in the Java </text:span></text:p>
      <text:p text:style-name="P1"><text:span text:style-name="T4"><text:s text:c="10"/>language. </text:span></text:p>
      <text:p text:style-name="P3"/>
      <text:p text:style-name="P9"/>
      <text:p text:style-name="P4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ListLabel_20_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4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5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7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8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Windows User</meta:initial-creator>
    <meta:editing-cycles>2</meta:editing-cycles>
    <meta:creation-date>2021-01-19T07:01:00</meta:creation-date>
    <dc:date>2023-10-18T14:23:46.707143350</dc:date>
    <meta:editing-duration>PT14M51S</meta:editing-duration>
    <meta:generator>LibreOffice/6.4.7.2$Linux_X86_64 LibreOffice_project/40$Build-2</meta:generator>
    <meta:document-statistic meta:table-count="0" meta:image-count="0" meta:object-count="0" meta:page-count="6" meta:paragraph-count="119" meta:word-count="2465" meta:character-count="15359" meta:non-whitespace-character-count="1236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